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1208" calcext:value-type="float">
            <text:p>65.29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6576" calcext:value-type="float">
            <text:p>64.80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3216" calcext:value-type="float">
            <text:p>64.5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5912" calcext:value-type="float">
            <text:p>64.0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15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2512" calcext:value-type="float">
            <text:p>63.5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1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1952" calcext:value-type="float">
            <text:p>62.86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1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1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0496" calcext:value-type="float">
            <text:p>61.88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0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0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0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7032" calcext:value-type="float">
            <text:p>61.5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0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200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9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9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9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9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9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9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9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9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9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8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8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8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8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8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8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8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7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7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7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7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996" calcext:value-type="float">
            <text:p>49.2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7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2136" calcext:value-type="float">
            <text:p>48.3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7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7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7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702</text:p>
          </table:table-cell>
          <table:table-cell office:value-type="string" calcext:value-type="string">
            <text:p>197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